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2pt" officeooo:rsid="00299d32" officeooo:paragraph-rsid="00299d32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officeooo:rsid="0028990e" officeooo:paragraph-rsid="0028990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officeooo:rsid="001f3652" officeooo:paragraph-rsid="001f365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officeooo:rsid="002ba411" officeooo:paragraph-rsid="002ba41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officeooo:rsid="0027446f" officeooo:paragraph-rsid="0027446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officeooo:rsid="0023719f" officeooo:paragraph-rsid="0023719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officeooo:rsid="00222a77" officeooo:paragraph-rsid="00222a7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officeooo:rsid="002031dc" officeooo:paragraph-rsid="002031d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officeooo:rsid="001e11a1" officeooo:paragraph-rsid="001e11a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officeooo:rsid="001d0970" officeooo:paragraph-rsid="001d097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officeooo:rsid="001bb2a9" officeooo:paragraph-rsid="001bb2a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b85c00" loext:opacity="100%" fo:font-size="12pt" officeooo:rsid="001f3652" officeooo:paragraph-rsid="001f365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b85c00" loext:opacity="100%" fo:font-size="12pt" officeooo:rsid="0019d56e" officeooo:paragraph-rsid="0019d56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808080" loext:opacity="100%" fo:font-size="12pt" officeooo:rsid="0019d56e" officeooo:paragraph-rsid="0019d56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c9211e" loext:opacity="100%" fo:font-size="12pt" officeooo:rsid="0019d56e" officeooo:paragraph-rsid="0019d56e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32pt" officeooo:rsid="0019d56e" officeooo:paragraph-rsid="0019d56e" style:font-size-asian="32pt" style:font-size-complex="32pt"/>
    </style:style>
    <style:style style:name="P17" style:family="paragraph" style:parent-style-name="Standard">
      <style:paragraph-properties fo:text-align="start" style:justify-single-word="false"/>
      <style:text-properties fo:color="#81d41a" loext:opacity="100%" fo:font-size="12pt" officeooo:rsid="0019d56e" officeooo:paragraph-rsid="0019d56e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ff0000" loext:opacity="100%" fo:font-size="12pt" officeooo:rsid="0019d56e" officeooo:paragraph-rsid="0019d56e" style:font-size-asian="10.5pt" style:font-size-complex="12pt"/>
    </style:style>
    <style:style style:name="P19" style:family="paragraph" style:parent-style-name="Standard">
      <style:text-properties officeooo:rsid="002eb834" officeooo:paragraph-rsid="002eb834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text-line-through-style="solid" style:text-line-through-type="single" fo:font-size="12pt" officeooo:rsid="0024e175" officeooo:paragraph-rsid="0024e17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DOES</text:h>
      <text:p text:style-name="P16"/>
      <text:p text:style-name="P18">Importants:</text:p>
      <text:p text:style-name="Standard">Create Empire Shipyards systems</text:p>
      <text:p text:style-name="Standard">Organize map.txt with differents files and sections</text:p>
      <text:p text:style-name="P19">Fix mission “Empire: Bring Ressources” in empire storyline 1.txt, don’t work for me?</text:p>
      <text:p text:style-name="P15"/>
      <text:p text:style-name="P17">Common:</text:p>
      <text:p text:style-name="P11">Do the “Rebels Deep” region</text:p>
      <text:p text:style-name="P11">Create more Empire Rebels outfits</text:p>
      <text:p text:style-name="P11">Create more Empire Rebels ships</text:p>
      <text:p text:style-name="P10">Continue Empire Storyline</text:p>
      <text:p text:style-name="P20">Create Empire Navy Interferance Emitter</text:p>
      <text:p text:style-name="P15"/>
      <text:p text:style-name="P14">Minors:</text:p>
      <text:p text:style-name="P10">Continue Empire Pug Worker mission</text:p>
      <text:p text:style-name="P9">Create Windows scripts compability</text:p>
      <text:p text:style-name="P8">Create more Empire Rebels jobs</text:p>
      <text:p text:style-name="P8">Create More Cromha Empire interesting jobs</text:p>
      <text:p text:style-name="P7">Create Black Manta Prototypes version with Empire Storyline</text:p>
      <text:p text:style-name="P6">Create Empire Starts</text:p>
      <text:p text:style-name="P5">Create interesting Empire Rebels jobs</text:p>
      <text:p text:style-name="P5">Create interesting Empire Rebels outfits</text:p>
      <text:p text:style-name="P4">Create creatures</text:p>
      <text:p text:style-name="P13"/>
      <text:p text:style-name="P12">Maybe?</text:p>
      <text:p text:style-name="P3">Create new Empire Bulkers</text:p>
      <text:p text:style-name="P2">Create interesting events</text:p>
      <text:p text:style-name="P1">Create new minera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8:17:17.920120992</meta:creation-date>
    <meta:generator>LibreOffice/7.4.5.1$Linux_X86_64 LibreOffice_project/40$Build-1</meta:generator>
    <dc:date>2023-02-12T09:27:33.742009122</dc:date>
    <meta:editing-duration>PT24M50S</meta:editing-duration>
    <meta:editing-cycles>20</meta:editing-cycles>
    <meta:document-statistic meta:table-count="0" meta:image-count="0" meta:object-count="0" meta:page-count="1" meta:paragraph-count="25" meta:word-count="105" meta:character-count="739" meta:non-whitespace-character-count="659"/>
  </office:meta>
</office:document-meta>
</file>